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officeooo:rsid="0018575d" officeooo:paragraph-rsid="0054dbe4"/>
    </style:style>
    <style:style style:name="P2" style:family="paragraph" style:parent-style-name="Preformatted_20_Text">
      <style:text-properties officeooo:rsid="00545d62" officeooo:paragraph-rsid="00545d62"/>
    </style:style>
    <style:style style:name="P3" style:family="paragraph" style:parent-style-name="Standard">
      <style:text-properties officeooo:rsid="00545d62" officeooo:paragraph-rsid="00545d62"/>
    </style:style>
    <style:style style:name="P4" style:family="paragraph" style:parent-style-name="Standard">
      <style:text-properties officeooo:rsid="00545d62" officeooo:paragraph-rsid="00547881"/>
    </style:style>
    <style:style style:name="P5" style:family="paragraph" style:parent-style-name="Standard">
      <style:text-properties officeooo:rsid="0054dbe4" officeooo:paragraph-rsid="0054dbe4"/>
    </style:style>
    <style:style style:name="P6" style:family="paragraph" style:parent-style-name="Standard">
      <style:text-properties officeooo:rsid="00547881" officeooo:paragraph-rsid="00547881"/>
    </style:style>
    <style:style style:name="P7" style:family="paragraph" style:parent-style-name="Standard">
      <style:text-properties officeooo:paragraph-rsid="00545d62"/>
    </style:style>
    <style:style style:name="P8" style:family="paragraph" style:parent-style-name="Preformatted_20_Text">
      <style:text-properties fo:font-style="normal" officeooo:rsid="00547881" officeooo:paragraph-rsid="00547881" style:font-style-asian="normal" style:font-style-complex="normal"/>
    </style:style>
    <style:style style:name="P9" style:family="paragraph" style:parent-style-name="Standard">
      <style:text-properties fo:font-style="normal" officeooo:rsid="00547881" officeooo:paragraph-rsid="00547881" style:font-style-asian="normal" style:font-style-complex="normal"/>
    </style:style>
    <style:style style:name="P10" style:family="paragraph" style:parent-style-name="Standard">
      <style:text-properties fo:font-style="normal" officeooo:rsid="00545d62" officeooo:paragraph-rsid="00545d62" style:font-style-asian="normal" style:font-style-complex="normal"/>
    </style:style>
    <style:style style:name="P11" style:family="paragraph" style:parent-style-name="Heading_20_1">
      <style:text-properties officeooo:rsid="00545d62" officeooo:paragraph-rsid="00545d62"/>
    </style:style>
    <style:style style:name="P12" style:family="paragraph" style:parent-style-name="Heading_20_2">
      <style:text-properties officeooo:rsid="00545d62" officeooo:paragraph-rsid="00545d62"/>
    </style:style>
    <style:style style:name="P13" style:family="paragraph" style:parent-style-name="Heading_20_2">
      <style:text-properties officeooo:rsid="0054dbe4" officeooo:paragraph-rsid="0054dbe4"/>
    </style:style>
    <style:style style:name="P14" style:family="paragraph" style:parent-style-name="Standard">
      <style:text-properties fo:font-style="normal" officeooo:rsid="00547881" officeooo:paragraph-rsid="0054788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547881" style:font-style-asian="italic" style:font-style-complex="italic"/>
    </style:style>
    <style:style style:name="T3" style:family="text">
      <style:text-properties fo:font-style="italic" officeooo:rsid="0054dbe4" style:font-style-asian="italic" style:font-style-complex="italic"/>
    </style:style>
    <style:style style:name="T4" style:family="text">
      <style:text-properties fo:font-style="italic" officeooo:rsid="005a3d8c" style:font-style-asian="italic" style:font-style-complex="italic"/>
    </style:style>
    <style:style style:name="T5" style:family="text">
      <style:text-properties fo:font-style="italic" officeooo:rsid="005a80b7"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normal" officeooo:rsid="00547881" style:font-style-asian="normal" style:font-style-complex="normal"/>
    </style:style>
    <style:style style:name="T9" style:family="text">
      <style:text-properties fo:font-style="normal" officeooo:rsid="0056b939" style:font-style-asian="normal" style:font-style-complex="normal"/>
    </style:style>
    <style:style style:name="T10" style:family="text">
      <style:text-properties officeooo:rsid="00547881"/>
    </style:style>
    <style:style style:name="T11" style:family="text">
      <style:text-properties fo:color="#a9b7c6" loext:opacity="100%" style:font-name="JetBrains Mono" fo:font-size="12pt" fo:font-style="normal" fo:font-weight="normal" style:font-size-asian="12pt" style:font-style-asian="normal" style:font-weight-asian="normal"/>
    </style:style>
    <style:style style:name="T12" style:family="text">
      <style:text-properties officeooo:rsid="005a3d8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Dropbox <text:span text:style-name="T10">client API</text:span></text:h>
      <text:h text:style-name="P12" text:outline-level="2">Cloud backup with the Dropbox API</text:h>
      <text:p text:style-name="P3">Until september 2022, it was possible to generate an access token, use it when creating the client, and don’t worry again about authorization. This is not possible anymore, so in order to create a backup system the most similar access system is PKCE for an offline app.</text:p>
      <text:h text:style-name="P12" text:outline-level="2">Refresh token</text:h>
      <text:p text:style-name="P3">After creating the app in the <text:span text:style-name="T1">App Console</text:span>, ignore the “generate token” option since this only creates a token valid for about 4 hours (though there is no note about this). Keep the PKCE activated.</text:p>
      <text:p text:style-name="P3"/>
      <text:p text:style-name="P3"><text:tab/>Now, paste the following line in the address bar of your browser:</text:p>
      <text:p text:style-name="P3"/>
      <text:p text:style-name="P2">https://www.dropbox.com/oauth2/authorize?token_access_type=offline&amp;response_type=code&amp;client_id=&lt;App key&gt;</text:p>
      <text:p text:style-name="P3"/>
      <text:p text:style-name="P3"><text:tab/>You need to substitute <text:span text:style-name="T1">&lt;App Key&gt;</text:span> for the application key that appears in the <text:span text:style-name="T1">App Console</text:span><text:span text:style-name="T7">. Keep the </text:span><text:span text:style-name="T1">App Secret</text:span><text:span text:style-name="T7"> code near, as well.</text:span></text:p>
      <text:p text:style-name="P10"/>
      <text:p text:style-name="P3"><text:span text:style-name="T7"><text:tab/>You will authorize the app only once through that URL, and the answer will be the so called </text:span><text:span text:style-name="T5">authorization code</text:span><text:span text:style-name="T7">, an hexadecimal code. You need to take note of this code.</text:span></text:p>
      <text:p text:style-name="P10"/>
      <text:h text:style-name="Heading_20_2" text:outline-level="2">Obtaining the refresh token</text:h>
      <text:p text:style-name="P9">Now you have to open a terminal and paste there:</text:p>
      <text:p text:style-name="P9"/>
      <text:p text:style-name="P8">curl https://api.dropbox.com/oauth2/token -d code=&lt;<text:span text:style-name="T12">Authorization Code</text:span>&gt; -d grant_type=authorization_code -u &lt;App key&gt;:&lt;App secret&gt;</text:p>
      <text:p text:style-name="P9"/>
      <text:p text:style-name="P4"><text:span text:style-name="T7"><text:tab/></text:span><text:span text:style-name="T8">You have to substitute </text:span><text:span text:style-name="T2">&lt;</text:span><text:span text:style-name="T4">Authorization Code</text:span><text:span text:style-name="T2">&gt;</text:span><text:span text:style-name="T8"> with the last obtained token, </text:span><text:span text:style-name="T2">&lt;App Key&gt;</text:span><text:span text:style-name="T8"> with the App Key and </text:span><text:span text:style-name="T2">&lt;App Secret&gt;</text:span><text:span text:style-name="T8"> with the App Secret, these latter appearing in the App Console.</text:span></text:p>
      <text:p text:style-name="P9"/>
      <text:p text:style-name="P4"><text:span text:style-name="T8"><text:tab/></text:span><text:span text:style-name="T9">Note that the Dropbox account linked will be the one you are login in.</text:span></text:p>
      <text:p text:style-name="P9"/>
      <text:p text:style-name="P9"><text:tab/>The answer will be a JSON piece of data similar to the following one:</text:p>
      <text:p text:style-name="P9"/>
      <text:p text:style-name="Preformatted_20_Text">{</text:p>
      <text:p text:style-name="Preformatted_20_Text"><text:s text:c="4"/>"access_token":"sl...",</text:p>
      <text:p text:style-name="Preformatted_20_Text"><text:s text:c="4"/>"token_type": "bearer",</text:p>
      <text:p text:style-name="Preformatted_20_Text"><text:s text:c="4"/>"expires_in": 14400,</text:p>
      <text:p text:style-name="Preformatted_20_Text"><text:s text:c="4"/>"refresh_token": "oDfT54975DfGh12345KlMnOpQrSt01a",</text:p>
      <text:p text:style-name="Preformatted_20_Text"><text:s text:c="4"/>"scope": "account_info.read files.content.read ...",</text:p>
      <text:p text:style-name="Preformatted_20_Text"><text:s text:c="4"/>"uid": "123...",</text:p>
      <text:p text:style-name="Preformatted_20_Text"><text:s text:c="4"/>"account_id": "dbid:AB..."</text:p>
      <text:p text:style-name="Preformatted_20_Text">}</text:p>
      <text:p text:style-name="P9"/>
      <text:p text:style-name="P6"><text:span text:style-name="T7"><text:tab/>The </text:span><text:span text:style-name="T1">access token</text:span><text:span text:style-name="T7"> would be valid for the app to access Dropbox for 4 hours (</text:span><text:span text:style-name="T1">expires_in</text:span><text:span text:style-name="T7">). Note the “sl.” prefix (Short Lived). The important code here is </text:span><text:span text:style-name="T1">refresh_token, w</text:span><text:span text:style-name="T7">hich is a permanent token that you can access Dropbox with.</text:span></text:p>
      <text:p text:style-name="P10"/>
      <text:p text:style-name="P7"/>
      <text:h text:style-name="P13" text:outline-level="2"><text:soft-page-break/>Using the Java API</text:h>
      <text:p text:style-name="P5">The problem with the API is that it is not always intuitive to use. With the PKCE access system, we only need to change the Dropbox client object in respect to what appears in the documentation.</text:p>
      <text:p text:style-name="P5"/>
      <text:p text:style-name="Preformatted_20_Text"><text:s text:c="8"/><text:span text:style-name="T6">final</text:span> <text:span text:style-name="T6">String</text:span> APP_PACKAGE = OWNER.getPackageName();</text:p>
      <text:p text:style-name="Preformatted_20_Text"><text:tab/> <text:s/><text:span text:style-name="T6">final</text:span> DbxRequestConfig CONFIG = DbxRequestConfig.newBuilder( APP_PACKAGE ).build();</text:p>
      <text:p text:style-name="Preformatted_20_Text"><text:s text:c="8"/><text:span text:style-name="T6">final</text:span> DbxCredential CREDENTIALS = <text:span text:style-name="T6">new</text:span> DbxCredential(</text:p>
      <text:p text:style-name="Preformatted_20_Text"><text:s text:c="16"/>"",</text:p>
      <text:p text:style-name="Preformatted_20_Text"><text:s text:c="16"/>0L,</text:p>
      <text:p text:style-name="Preformatted_20_Text"><text:s text:c="16"/><text:span text:style-name="T1">&lt;</text:span><text:span text:style-name="T3">dropbox refresh token&gt;</text:span>,</text:p>
      <text:p text:style-name="Preformatted_20_Text"><text:s text:c="16"/><text:span text:style-name="T1">&lt;</text:span><text:span text:style-name="T3">app key&gt;</text:span>,</text:p>
      <text:p text:style-name="Preformatted_20_Text"><text:s text:c="16"/><text:span text:style-name="T1">&lt;</text:span><text:span text:style-name="T3">app secret&gt;</text:span> );</text:p>
      <text:p text:style-name="Preformatted_20_Text"/>
      <text:p text:style-name="Preformatted_20_Text"><text:s text:c="8"/><text:span text:style-name="T6">this</text:span>.DBOX_CLIENT = <text:span text:style-name="T6">new</text:span> DbxClientV2( this.CONFIG, CREDENTIALS );</text:p>
      <text:p text:style-name="P5"/>
      <text:p text:style-name="P5"><text:tab/>The remaining code is left untouche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loext:graphic-properties draw:fill="solid" draw:fill-color="#dddddd"/>
      <style:paragraph-properties fo:margin-top="0cm" fo:margin-bottom="0cm" style:contextual-spacing="false" fo:background-color="#dddddd"/>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2:48:25.001894014</meta:creation-date>
    <dc:date>2023-09-08T13:10:13.060032973</dc:date>
    <meta:editing-duration>PT3H51M18S</meta:editing-duration>
    <meta:editing-cycles>57</meta:editing-cycles>
    <meta:generator>LibreOffice/7.6.0.3$Linux_X86_64 LibreOffice_project/60$Build-3</meta:generator>
    <meta:document-statistic meta:table-count="0" meta:image-count="0" meta:object-count="0" meta:page-count="2" meta:paragraph-count="37" meta:word-count="387" meta:character-count="2659" meta:non-whitespace-character-count="2170"/>
  </office:meta>
</office:document-meta>
</file>